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text-indent="0.3752in" style:auto-text-indent="false"/>
    </style:style>
    <style:style style:name="P2" style:family="paragraph" style:parent-style-name="Standard" style:master-page-name="Standard">
      <style:paragraph-properties fo:margin-left="0in" fo:margin-right="0in" fo:margin-top="0in" fo:margin-bottom="0in" loext:contextual-spacing="false" fo:text-align="justify" style:justify-single-word="false" fo:text-indent="0.3752in" style:auto-text-indent="false" style:page-number="1"/>
    </style:style>
    <style:style style:name="P3" style:family="paragraph" style:parent-style-name="Standard">
      <style:paragraph-properties fo:margin-top="0in" fo:margin-bottom="0in" loext:contextual-spacing="false"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 ostatnim numerze ET, Cahan napisała artykuł pt.: <text:a xlink:type="simple" xlink:href="https://issuu.com/equestriatimes/docs/017/14" text:style-name="Internet_20_link" text:visited-style-name="Visited_20_Internet_20_Link"><text:span text:style-name="T1">„Wielkie zadnie przekleństwo”</text:span></text:a>. Po przeczytaniu go, miałem niemały zgryz między moimi przemyśleniami a teoriami Cahan. A ponieważ wszystko to moje prywatne przemyślenia i dużo luźniej związane z serialem niż jej tekst, dlatego pokusiłem się o krótki felieton. Ale kończąc to przydługie wyjaśnienie, zacznijmy się zastanawiać: czy nasze życie jest tak wspaniałe a kuców tak do bani, jak autorka sugeruje.</text:p>
      <text:p text:style-name="P1">W tekście jasno nam zostało wyłuszczone w podsumowaniu, że znaczki to loteria, gdzie można wygrać, jak i przegrać. Może to i prawda, ale szczerze, to loteria w Equestrii i jest na mniej drakońskich regułach niż ta nasza. Jeżeli ktoś próbuje głosić światu, że wszyscy rodzimy się absolutnie równi, to nie mógł wymyślić większego kłamstwa. Każdy człowiek ma naturalne predyspozycje do niektórych rzeczy. Nie bez powodu o niektórych jednostkach w historii mówimy geniusze, bo mieli oni wrodzone talenty do niektórych dziedzin tak, iż nikt nie był im wstanie dorównać. To nie tylko problem kuców, że można mieć talent, do którego nie pała się miłością. W życiu też może się zdarzyć, że będziesz miał dryg do poezji, której nie cierpisz oraz to, że rodzice nie obdarzyli cię odpowiednimi genami do sportu, który akurat tak kochasz.</text:p>
      <text:p text:style-name="P1">Fragment o presji otoczenia mam wrażenie, że też był pisany z zapomnieniem o presji, jaką na co dzień możemy zaobserwować. Ile razy można było usłyszeć, jak to rodzice przelewają swoje pragnienia na dzieci. Dorośli wymyślili sobie, że chcą mieć w domu muzyka, więc malec bez prawa zdania katuje siebie i instrument. Rodzina lekarzy nie widzi innej możliwości studiów dla swojej pociechy niż na uczelni medycznej, kiedy sam zainteresowany chce być inżynierem budownictwa/artystom grafiki 3D/nauczycielem. Takie przykłady wręcz można mnożyć. Faktycznie, wszystkiego można się wyuczyć, ale umieć coś, a być w czymś dobrym i wyżej, dzieli niewyobrażalna przepaść.</text:p>
      <text:p text:style-name="P1">Mój ulubiony zarzut względem znaczków dotyczył zaś zatrudnienia. Fajnie byłoby, gdyby moim najgorszym koszmarem na rozmowie był tylko nie pasujący znaczek do pracy. Są branże, w których na porządku dziennym jest wybielanie CV poprzez pomijanie prac niezwiązanych z branżą oraz zakrzywianie rzeczywistości i łatanie dziur w życiorysie wszelkimi innymi zajęciami związanymi z dziedziną zatrudnienia. I nie są to jakieś zawody, gdzie jest 10 chętnych na stanowisko, ale specjalistyczne, gdzie były, są i będą jeszcze długo braki w ilości pracowników. A mimo to, pracodawca woli szukać kolejne pół roku dalej, niż zatrudnić kogoś, kto ma pół roku dziury w CV.</text:p>
      <text:p text:style-name="P1">Pewnie część z was teraz powie, że skoro wszystko jest tak podobne, to gdzie przykład, że nasza loteria jest drakońska. A no, kwestia jest taka, że w przeciwieństwie do naszej, kuce w swojej mają wygraną w postaci znaczka. Wiedzą do czego są szczególnie uzdolnione. Podoba się im lub nie ten znaczek, ale przynajmniej wiedzą, w czym są wybitni. Tą wiedzę mogą potem wykorzystać, czy to w dyskusji nad swoją przyszłością, czy to też w próbie rozwijania się. Znaczek nie musi na start przekreślać drogi w upragnionej karierze, ale może pomóc dojść do niej inną niż wszyscy pozostali drogą. Rarity jest dobra w znajdowaniu klejnotów. Czy została górnikiem? Nie, ale swoje zamiłowanie do krawiectwa wzbogaca klejnotami, które znajduje bez problemów.</text:p>
      <text:p text:style-name="P3"><text:span text:style-name="T2">Znaczek to nie przekleństwo, a wiedza podana na tacy, którą kuce mogą dowolnie wykorzystać. My zaś, przy swojej wiedzy nigdy nie będziemy mieli tak namacalnego dowodu, jak obrazek na zad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545" meta:character-count="3527" meta:non-whitespace-character-count="2988"/>
    <meta:generator>LibreOfficeDev/5.1.0.3$Linux_X86_64 LibreOffice_project/</meta:generator>
  </office:meta>
</office:document-meta>
</file>